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NV32_CollisionTest.build( long v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NV32_CollisionTest.test_fnv_hash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NV32_CollisionTest.fnv_hash( char [ ] ch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NV32_CollisionTest.hash( char [ ] ch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